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64997" officeooo:paragraph-rsid="00064997"/>
    </style:style>
    <style:style style:name="P2" style:family="paragraph" style:parent-style-name="Preformatted_20_Text">
      <style:text-properties fo:color="#ff0000" officeooo:rsid="00064997" officeooo:paragraph-rsid="00064997"/>
    </style:style>
    <style:style style:name="P3" style:family="paragraph" style:parent-style-name="Preformatted_20_Text">
      <style:text-properties fo:font-weight="bold" officeooo:rsid="00064997" officeooo:paragraph-rsid="00064997" style:font-weight-asian="bold" style:font-weight-complex="bold"/>
    </style:style>
    <style:style style:name="P4" style:family="paragraph" style:parent-style-name="Preformatted_20_Text">
      <style:text-properties fo:font-style="italic" officeooo:rsid="00064997" officeooo:paragraph-rsid="00064997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application (No more recruiters .com) Plan</text:h>
      <text:p text:style-name="P1"/>
      <text:p text:style-name="P3">Phase 1 – Sending and handling of commands</text:p>
      <text:p text:style-name="P4"/>
      <text:p text:style-name="P4">Website</text:p>
      <text:p text:style-name="P2">1. Create a rails website</text:p>
      <text:p text:style-name="P2">2. Create a page that shows job listings and allows data to be posted</text:p>
      <text:p text:style-name="P2">3. Create the Dbus client, and test it registers itself (qdbus)</text:p>
      <text:p text:style-name="P1">4. Add an akkesb.conf file in project</text:p>
      <text:p text:style-name="P1">5. Create a rake task to to copy an akkesb release, drop in the config and start it up</text:p>
      <text:p text:style-name="P1">6. Test it – hit web page – should be a failed message on dbus</text:p>
      <text:p text:style-name="P1"/>
      <text:p text:style-name="P4">Catalogue service</text:p>
      <text:p text:style-name="P1">1. Knock up a simple Scala console application</text:p>
      <text:p text:style-name="P1">2. Create the dbus client</text:p>
      <text:p text:style-name="P1">3. Test that client registers itself on Dbus (qdbus)</text:p>
      <text:p text:style-name="P1">4. Create the configs and drop in the root of the project</text:p>
      <text:p text:style-name="P1">1. will handle the “create_job_listing” command</text:p>
      <text:p text:style-name="P1">5. Add build tasks that copy in an akkesb release and move in the config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9T14:12:18</dc:date>
    <dc:creator>NickTune </dc:creator>
    <meta:generator>LibreOffice/4.0.2.2$Linux_X86_64 LibreOffice_project/400m0$Build-2</meta:generator>
    <meta:editing-duration>P0D</meta:editing-duration>
    <meta:editing-cycles>1</meta:editing-cycles>
    <meta:document-statistic meta:table-count="0" meta:image-count="0" meta:object-count="0" meta:page-count="1" meta:paragraph-count="16" meta:word-count="141" meta:character-count="757" meta:non-whitespace-character-count="629"/>
  </office:meta>
</office:document-meta>
</file>